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8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cm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0.529cm"/>
    </style:style>
    <style:style style:name="gr8" style:family="graphic" style:parent-style-name="objectwithoutfill">
      <style:graphic-properties draw:stroke="dash" draw:stroke-dash="Ultrafine_20_Dashed" draw:marker-start="Arrow" draw:marker-end="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10" style:family="graphic" style:parent-style-name="standard">
      <style:graphic-properties draw:fill="solid" draw:fill-color="#ffff99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draw:stroke="dash" draw:stroke-dash="Ultrafine_20_Dashed" draw:marker-start="Arrow" draw:marker-end="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68cm"/>
    </style:style>
    <style:style style:name="gr14" style:family="graphic" style:parent-style-name="standard">
      <style:graphic-properties draw:stroke="none" svg:stroke-color="#000000" draw:fill="none" draw:fill-color="#ffffff" fo:min-height="12.55cm"/>
    </style:style>
    <style:style style:name="gr15" style:family="graphic" style:parent-style-name="standard">
      <style:graphic-properties draw:stroke="none" draw:stroke-dash="Ultrafine_20_Dashed" svg:stroke-color="#000000" draw:marker-start="Arrow" draw:marker-end="" draw:fill="none" draw:fill-color="#ffffff" fo:min-height="5.6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stroke="none" svg:stroke-color="#000000" draw:fill="none" draw:fill-color="#ffffff" fo:min-height="0.541cm"/>
    </style:style>
    <style:style style:name="gr18" style:family="graphic" style:parent-style-name="standard">
      <style:graphic-properties draw:stroke="none" draw:stroke-dash="Ultrafine_20_Dashed" svg:stroke-color="#000000" draw:marker-start="Arrow" draw:marker-end="" draw:fill="none" draw:fill-color="#ffffff" fo:min-height="3cm"/>
    </style:style>
    <style:style style:name="gr19" style:family="graphic" style:parent-style-name="standard">
      <style:graphic-properties draw:stroke="none" svg:stroke-color="#000000" draw:fill="none" draw:fill-color="#ffffff" fo:min-height="5.45cm"/>
    </style:style>
    <style:style style:name="gr20" style:family="graphic" style:parent-style-name="standard">
      <style:graphic-properties draw:stroke="solid" draw:stroke-dash="Ultrafine_20_Dashed" draw:marker-start="Arrow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fo:font-weight="bold" style:font-family-asian="Helvetica" style:font-family-generic-asian="swiss" style:font-size-asian="10pt" style:font-weight-asian="bold" style:font-family-complex="Helvetica" style:font-family-generic-complex="swiss" style:font-size-complex="5.69999980926514pt" style:font-weight-complex="bold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5" style:family="paragraph">
      <style:paragraph-properties style:text-autospace="none"/>
      <style:text-properties fo:color="#00000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fo:font-weight="normal" style:font-family-asian="Helvetica" style:font-family-generic-asian="swiss" style:font-size-asian="10pt" style:font-weight-asian="normal" style:font-family-complex="Helvetica" style:font-family-generic-complex="swiss" style:font-size-complex="5.69999980926514pt" style:font-weight-complex="normal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2251" fo:font-family="Helvetica" style:font-family-generic="swiss" fo:font-size="13pt" style:font-family-asian="Helvetica" style:font-family-generic-asian="swiss" style:font-size-asian="13pt" style:font-family-complex="Helvetica" style:font-family-generic-complex="swiss" style:font-size-complex="7.40000009536743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2251" fo:font-family="Helvetica" style:font-family-generic="swiss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565656" fo:font-family="Helvetica" style:font-family-generic="swiss" fo:font-size="8pt" style:font-family-asian="Helvetica" style:font-family-generic-asian="swiss" style:font-size-asian="8pt" style:font-family-complex="Helvetica" style:font-family-generic-complex="swiss" style:font-size-complex="4.59999990463257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fo:font-weight="bold" style:letter-kerning="true" style:font-family-asian="Helvetica" style:font-family-generic-asian="swiss" style:font-size-asian="12pt" style:font-style-asian="normal" style:font-weight-asian="bold" style:font-family-complex="Helvetica" style:font-family-generic-complex="swis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style:letter-kerning="true" style:font-family-asian="Helvetica" style:font-family-generic-asian="swiss" style:font-size-asian="12pt" style:font-style-asian="normal" style:font-family-complex="Helvetica" style:font-family-generic-complex="swiss" style:font-size-complex="12pt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family="Helvetica" style:font-family-generic="swiss" fo:font-size="6pt" style:font-family-asian="Helvetica" style:font-family-generic-asian="swiss" style:font-size-asian="6pt" style:font-family-complex="Helvetica" style:font-family-generic-complex="swiss" style:font-size-complex="3.40000009536743pt"/>
    </style:style>
    <style:style style:name="T9" style:family="text"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T10" style:family="text">
      <style:text-properties fo:color="#000000" style:text-outline="false" style:text-line-through-style="none" fo:font-family="Helvetica" style:font-family-generic="swiss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2251" style:text-outline="false" style:text-line-through-style="none" fo:font-family="Helvetica" style:font-family-generic="swiss" fo:font-size="13pt" fo:font-style="normal" fo:text-shadow="none" style:text-underline-style="none" fo:font-weight="normal" style:letter-kerning="true" style:font-family-asian="Helvetica" style:font-family-generic-asian="swiss" style:font-size-asian="13pt" style:font-style-asian="normal" style:font-weight-asian="normal" style:font-family-complex="Helvetica" style:font-family-generic-complex="swiss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2251" style:text-outline="false" style:text-line-through-style="none" fo:font-family="Helvetica" style:font-family-generic="swiss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2cm" svg:height="4.2cm" svg:x="1cm" svg:y="3.4cm">
          <text:p/>
        </draw:rect>
        <draw:frame draw:style-name="gr2" draw:text-style-name="P2" draw:layer="layout" svg:width="4.609cm" svg:height="4.05cm" svg:x="1.391cm" svg:y="4.05cm">
          <draw:text-box>
            <text:p text:style-name="P2"><text:span text:style-name="T1">&lt;MultiSendRequest&gt; <text:s/></text:span></text:p>
            <text:p text:style-name="P2"><text:span text:style-name="T1"><text:s text:c="5"/></text:span><text:span text:style-name="T1">&lt;sendrequest&gt;</text:span></text:p>
            <text:p text:style-name="P2"><text:span text:style-name="T1"><text:s text:c="5"/></text:span><text:span text:style-name="T1">&lt;sendrequest&gt;</text:span></text:p>
            <text:p text:style-name="P2"><text:span text:style-name="T1"><text:s text:c="5"/></text:span><text:span text:style-name="T1">&lt;sendrequest&gt;</text:span></text:p>
            <text:p text:style-name="P2"><text:span text:style-name="T1"><text:s text:c="5"/></text:span><text:span text:style-name="T1">&lt;sendrequest&gt;</text:span></text:p>
            <text:p text:style-name="P2"><text:span text:style-name="T1"><text:s text:c="5"/></text:span><text:span text:style-name="T1">&lt;sendrequest&gt;</text:span></text:p>
          </draw:text-box>
        </draw:frame>
        <draw:rect draw:style-name="gr1" draw:text-style-name="P1" draw:layer="layout" svg:width="9.8cm" svg:height="2cm" svg:x="9.4cm" svg:y="4.3cm">
          <text:p/>
        </draw:rect>
        <draw:frame draw:style-name="gr3" draw:text-style-name="P2" draw:layer="layout" svg:width="9.309cm" svg:height="0.75cm" svg:x="9.791cm" svg:y="4.95cm">
          <draw:text-box>
            <text:p text:style-name="P2"><text:span text:style-name="T1">http://api.notificationmessaging.com/NMSXML</text:span></text:p>
          </draw:text-box>
        </draw:frame>
        <draw:line draw:style-name="gr4" draw:text-style-name="P1" draw:layer="layout" svg:x1="20.2cm" svg:y1="13.1cm" svg:x2="21.9cm" svg:y2="13.1cm">
          <text:p/>
        </draw:line>
        <draw:rect draw:style-name="gr1" draw:text-style-name="P1" draw:layer="layout" svg:width="5.2cm" svg:height="2.8cm" svg:x="3.4cm" svg:y="11.8cm">
          <text:p/>
        </draw:rect>
        <draw:frame draw:style-name="gr5" draw:text-style-name="P2" draw:layer="layout" svg:width="4.609cm" svg:height="2.35cm" svg:x="3.691cm" svg:y="12.05cm">
          <draw:text-box>
            <text:p text:style-name="P2"><text:span text:style-name="T2">Open connection</text:span></text:p>
            <text:p text:style-name="P2"><text:span text:style-name="T1"><text:s text:c="3"/></text:span><text:span text:style-name="T1">- username</text:span></text:p>
            <text:p text:style-name="P2"><text:span text:style-name="T1"><text:s text:c="3"/></text:span><text:span text:style-name="T1">- password</text:span></text:p>
            <text:p text:style-name="P2"><text:span text:style-name="T1"><text:s text:c="3"/></text:span><text:span text:style-name="T1">- api key</text:span></text:p>
          </draw:text-box>
        </draw:frame>
        <draw:rect draw:style-name="gr1" draw:text-style-name="P1" draw:layer="layout" svg:width="9.2cm" svg:height="2.8cm" svg:x="10.9cm" svg:y="11.8cm">
          <text:p/>
        </draw:rect>
        <draw:frame draw:style-name="gr6" draw:text-style-name="P3" draw:layer="layout" svg:width="8.8cm" svg:height="1.85cm" svg:x="11.2cm" svg:y="12.4cm">
          <draw:text-box>
            <text:p text:style-name="P3"><text:span text:style-name="T3">Upload File and Insert Members method</text:span></text:p>
            <text:p text:style-name="P3"><text:span text:style-name="T3"><text:tab/></text:span><text:span text:style-name="T4">- file with member details</text:span></text:p>
            <text:p text:style-name="P3"><text:span text:style-name="T4"><text:tab/></text:span><text:span text:style-name="T4">- max 5 files per call</text:span></text:p>
          </draw:text-box>
        </draw:frame>
        <draw:line draw:style-name="gr4" draw:text-style-name="P1" draw:layer="layout" svg:x1="6.299cm" svg:y1="5.25cm" svg:x2="9.299cm" svg:y2="5.25cm">
          <text:p/>
        </draw:line>
        <draw:rect draw:style-name="gr1" draw:text-style-name="P1" draw:layer="layout" svg:width="5.2cm" svg:height="2.8cm" svg:x="22cm" svg:y="11.8cm">
          <text:p/>
        </draw:rect>
        <draw:frame draw:style-name="gr5" draw:text-style-name="P2" draw:layer="layout" svg:width="4.609cm" svg:height="2.35cm" svg:x="22.291cm" svg:y="12.05cm">
          <draw:text-box>
            <text:p text:style-name="P2"><text:span text:style-name="T2">Get Upload Status</text:span></text:p>
            <text:p text:style-name="P2"><text:span text:style-name="T1"/></text:p>
          </draw:text-box>
        </draw:frame>
        <draw:rect draw:style-name="gr1" draw:text-style-name="P1" draw:layer="layout" svg:width="5.2cm" svg:height="2.8cm" svg:x="29.2cm" svg:y="11.7cm">
          <text:p/>
        </draw:rect>
        <draw:frame draw:style-name="gr5" draw:text-style-name="P2" draw:layer="layout" svg:width="4.609cm" svg:height="2.35cm" svg:x="29.491cm" svg:y="11.95cm">
          <draw:text-box>
            <text:p text:style-name="P2"><text:span text:style-name="T2">Close connection</text:span></text:p>
            <text:p text:style-name="P2"><text:span text:style-name="T1"/></text:p>
          </draw:text-box>
        </draw:frame>
        <draw:line draw:style-name="gr4" draw:text-style-name="P1" draw:layer="layout" svg:x1="8.599cm" svg:y1="13.25cm" svg:x2="10.9cm" svg:y2="13.25cm">
          <text:p/>
        </draw:line>
        <draw:line draw:style-name="gr4" draw:text-style-name="P1" draw:layer="layout" svg:x1="27.3cm" svg:y1="13.1cm" svg:x2="29cm" svg:y2="13.1cm">
          <text:p/>
        </draw:line>
        <draw:frame draw:style-name="gr7" draw:text-style-name="P2" draw:layer="layout" svg:width="1.909cm" svg:height="0.779cm" svg:x="8.9cm" svg:y="12.3cm">
          <draw:text-box>
            <text:p text:style-name="P2"><text:span text:style-name="T2">Token</text:span></text:p>
          </draw:text-box>
        </draw:frame>
        <draw:line draw:style-name="gr8" draw:text-style-name="P1" draw:layer="layout" svg:x1="9.7cm" svg:y1="11.5cm" svg:x2="9.7cm" svg:y2="8.6cm">
          <text:p/>
        </draw:line>
        <draw:line draw:style-name="gr9" draw:text-style-name="P1" draw:layer="layout" svg:x1="9.7cm" svg:y1="8.6cm" svg:x2="16.1cm" svg:y2="8.6cm">
          <text:p/>
        </draw:line>
        <draw:rect draw:style-name="gr1" draw:text-style-name="P1" draw:layer="layout" svg:width="11.2cm" svg:height="2.8cm" svg:x="16.1cm" svg:y="7.4cm">
          <text:p/>
        </draw:rect>
        <draw:frame draw:style-name="gr5" draw:text-style-name="P2" draw:layer="layout" svg:width="10cm" svg:height="2.35cm" svg:x="16.4cm" svg:y="7.65cm">
          <draw:text-box>
            <text:p text:style-name="P4"><text:span text:style-name="T3">Token will expire</text:span></text:p>
            <text:p text:style-name="P2"><text:span text:style-name="T5"><text:s text:c="3"/></text:span><text:span text:style-name="T5">- </text:span><text:span text:style-name="T4">close connection call is made</text:span></text:p>
            <text:p text:style-name="P2"><text:span text:style-name="T4"><text:s text:c="3"/></text:span><text:span text:style-name="T4">- exceed max num of calls per session</text:span></text:p>
            <text:p text:style-name="P2"><text:span text:style-name="T4"><text:s text:c="3"/></text:span><text:span text:style-name="T4">- session times out</text:span></text:p>
          </draw:text-box>
        </draw:frame>
        <draw:rect draw:style-name="gr10" draw:text-style-name="P1" draw:layer="layout" svg:width="12.6cm" svg:height="1.1cm" svg:x="28.4cm" svg:y="15.8cm">
          <text:p/>
        </draw:rect>
        <draw:frame draw:style-name="gr11" draw:text-style-name="P4" draw:layer="layout" svg:width="12.6cm" svg:height="0.7cm" svg:x="28.5cm" svg:y="16cm">
          <draw:text-box>
            <text:p text:style-name="P4"><text:span text:style-name="T4">GET. <text:s/></text:span><text:span text:style-name="T3">/apibatchmember/services/rest/connect/close/{token}</text:span></text:p>
          </draw:text-box>
        </draw:frame>
        <draw:line draw:style-name="gr12" draw:text-style-name="P1" draw:layer="layout" svg:x1="5.8cm" svg:y1="14.6cm" svg:x2="5.8cm" svg:y2="16.5cm">
          <text:p/>
        </draw:line>
        <draw:line draw:style-name="gr12" draw:text-style-name="P1" draw:layer="layout" svg:x1="24.6cm" svg:y1="14.6cm" svg:x2="24.6cm" svg:y2="20.2cm">
          <text:p/>
        </draw:line>
        <draw:rect draw:style-name="gr1" draw:text-style-name="P1" draw:layer="layout" svg:width="5.2cm" svg:height="2.8cm" svg:x="22cm" svg:y="15.7cm">
          <text:p/>
        </draw:rect>
        <draw:line draw:style-name="gr12" draw:text-style-name="P1" draw:layer="layout" svg:x1="15.2cm" svg:y1="14.6cm" svg:x2="15.2cm" svg:y2="20.6cm">
          <text:p/>
        </draw:line>
        <draw:g>
          <draw:rect draw:style-name="gr10" draw:text-style-name="P1" draw:layer="layout" svg:width="16cm" svg:height="1.1cm" svg:x="2.2cm" svg:y="16.6cm">
            <text:p/>
          </draw:rect>
          <draw:frame draw:style-name="gr11" draw:text-style-name="P4" draw:layer="layout" svg:width="15.7cm" svg:height="0.7cm" svg:x="2.2cm" svg:y="16.8cm">
            <draw:text-box>
              <text:p text:style-name="P5"><text:span text:style-name="T4">GET. </text:span><text:span text:style-name="T3">/apibatchmember/services/rest/connect/open/{login}/{password}/{key}</text:span></text:p>
            </draw:text-box>
          </draw:frame>
        </draw:g>
        <draw:rect draw:style-name="gr10" draw:text-style-name="P1" draw:layer="layout" svg:width="20.299cm" svg:height="19.2cm" svg:x="3.401cm" svg:y="20.6cm">
          <text:p/>
        </draw:rect>
        <draw:frame draw:style-name="gr13" draw:text-style-name="P6" draw:layer="layout" svg:width="19.918cm" svg:height="0.718cm" svg:x="3.521cm" svg:y="20.882cm">
          <draw:text-box>
            <text:p text:style-name="P5"><text:span text:style-name="T4">POST <text:s/></text:span><text:span text:style-name="T3">/apibatchmember/services/rest/batchmemberservice/{token}/batch-member/insertUpload</text:span></text:p>
          </draw:text-box>
        </draw:frame>
        <draw:frame draw:style-name="gr13" draw:text-style-name="P6" draw:layer="layout" svg:width="19.918cm" svg:height="1.097cm" svg:x="3.521cm" svg:y="22cm">
          <draw:text-box>
            <text:p text:style-name="P4"><text:span text:style-name="T3">Content-type</text:span></text:p>
            <text:p text:style-name="P6"><text:span text:style-name="T6">multipart/form-data; boundary=XyXyXy</text:span></text:p>
          </draw:text-box>
        </draw:frame>
        <draw:frame draw:style-name="gr14" draw:text-style-name="P4" draw:layer="layout" svg:width="19.918cm" svg:height="15.902cm" svg:x="3.521cm" svg:y="23.4cm">
          <draw:text-box>
            <text:p text:style-name="P4"><text:span text:style-name="T3">Body:</text:span></text:p>
            <text:p text:style-name="P4"><text:span text:style-name="T3"/></text:p>
            <text:p text:style-name="P6"><text:span text:style-name="T4">--XyXyXy</text:span></text:p>
            <text:p text:style-name="P6"><text:span text:style-name="T4">Content-Disposition: form-data; name="insertUpload";</text:span></text:p>
            <text:p text:style-name="P6"><text:span text:style-name="T4">Content-Type: text/xml</text:span></text:p>
            <text:p text:style-name="P6"><text:span text:style-name="T4">&lt;?xml version="1.0" encoding="UTF-8"?&gt;</text:span></text:p>
            <text:p text:style-name="P6"><text:span text:style-name="T4">&lt;insertUpload&gt;</text:span></text:p>
            <text:p text:style-name="P6"><text:span text:style-name="T4"><text:s text:c="4"/></text:span><text:span text:style-name="T4">&lt;fileName&gt;member.csv&lt;/fileName&gt;</text:span></text:p>
            <text:p text:style-name="P6"><text:span text:style-name="T4"><text:s text:c="4"/></text:span><text:span text:style-name="T4">&lt;fileEncoding&gt;UTF-8&lt;/fileEncoding&gt;</text:span></text:p>
            <text:p text:style-name="P6"><text:span text:style-name="T4"><text:s text:c="4"/></text:span><text:span text:style-name="T4">&lt;separator&gt;,&lt;/separator&gt;</text:span></text:p>
            <text:p text:style-name="P6"><text:span text:style-name="T4"><text:s text:c="4"/></text:span><text:span text:style-name="T4">&lt;dateFormat&gt;mm/dd/yyyy&lt;/dateFormat&gt;</text:span></text:p>
            <text:p text:style-name="P6"><text:span text:style-name="T4"><text:s text:c="4"/></text:span><text:span text:style-name="T4">&lt;mapping&gt;</text:span></text:p>
            <text:p text:style-name="P6"><text:span text:style-name="T4"><text:s text:c="8"/></text:span><text:span text:style-name="T4">&lt;column&gt;</text:span></text:p>
            <text:p text:style-name="P6"><text:span text:style-name="T4"><text:s text:c="12"/></text:span><text:span text:style-name="T4">&lt;colNum&gt;1&lt;/colNum&gt;</text:span></text:p>
            <text:p text:style-name="P6"><text:span text:style-name="T4"><text:s text:c="12"/></text:span><text:span text:style-name="T4">&lt;fieldName&gt;EMAIL&lt;/fieldName&gt;</text:span></text:p>
            <text:p text:style-name="P6"><text:span text:style-name="T4"><text:s text:c="8"/></text:span><text:span text:style-name="T4">&lt;/column&gt;</text:span></text:p>
            <text:p text:style-name="P6"><text:span text:style-name="T4"><text:s text:c="8"/></text:span><text:span text:style-name="T4">&lt;column&gt;</text:span></text:p>
            <text:p text:style-name="P6"><text:span text:style-name="T4"><text:s text:c="12"/></text:span><text:span text:style-name="T4">&lt;colNum&gt;2&lt;/colNum&gt;</text:span></text:p>
            <text:p text:style-name="P6"><text:span text:style-name="T4"><text:s text:c="12"/></text:span><text:span text:style-name="T4">&lt;fieldName&gt;FIRSTNAME&lt;/fieldName&gt;</text:span></text:p>
            <text:p text:style-name="P6"><text:span text:style-name="T4"><text:s text:c="8"/></text:span><text:span text:style-name="T4">&lt;/column&gt;</text:span></text:p>
            <text:p text:style-name="P6"><text:span text:style-name="T4"><text:s text:c="8"/></text:span><text:span text:style-name="T4">&lt;column&gt;</text:span></text:p>
            <text:p text:style-name="P6"><text:span text:style-name="T4"><text:s text:c="12"/></text:span><text:span text:style-name="T4">&lt;colNum&gt;3&lt;/colNum&gt;</text:span></text:p>
            <text:p text:style-name="P6"><text:span text:style-name="T4"><text:s text:c="12"/></text:span><text:span text:style-name="T4">&lt;fieldName&gt;DATEOFBIRTH&lt;/fieldName&gt;</text:span></text:p>
            <text:p text:style-name="P6"><text:span text:style-name="T4"><text:s text:c="8"/></text:span><text:span text:style-name="T4">&lt;/column&gt;</text:span></text:p>
            <text:p text:style-name="P6"><text:span text:style-name="T4"><text:s text:c="4"/></text:span><text:span text:style-name="T4">&lt;/mapping&gt;</text:span></text:p>
            <text:p text:style-name="P6"><text:span text:style-name="T4">&lt;/insertUpload&gt;</text:span></text:p>
            <text:p text:style-name="P6"><text:span text:style-name="T4">--XyXyXy--</text:span></text:p>
            <text:p text:style-name="P6"><text:span text:style-name="T4">--XyXyXy</text:span></text:p>
            <text:p text:style-name="P6"><text:span text:style-name="T4">Content-Disposition: form-data; name="inputStream";</text:span></text:p>
            <text:p text:style-name="P6"><text:span text:style-name="T4">filename="member.csv"</text:span></text:p>
            <text:p text:style-name="P6"><text:span text:style-name="T4">Content-Type: application/octet-stream</text:span></text:p>
            <text:p text:style-name="P6"><text:span text:style-name="T4">Content-Transfer-Encoding: base64</text:span></text:p>
            <text:p text:style-name="P6"><text:span text:style-name="T4">dG90b0Bs-</text:span></text:p>
            <text:p text:style-name="P6"><text:span text:style-name="T4">dXIudGVzdC5jb20sVG90by-</text:span></text:p>
            <text:p text:style-name="P6"><text:span text:style-name="T4">wwNi8xNS8xOTYzCnRhdGFAbHVyLnRlc3QuY29tLFRhdGEsMDIvMDMvMTk4MApib3Vib3VAbHVyLnRlc3QuY29tLEJvd</text:span></text:p>
            <text:p text:style-name="P5"><text:span text:style-name="T4">--XyXyXy--</text:span></text:p>
          </draw:text-box>
        </draw:frame>
        <draw:line draw:style-name="gr9" draw:text-style-name="P1" draw:layer="layout" svg:x1="3.401cm" svg:y1="23.3cm" svg:x2="23.7cm" svg:y2="23.3cm">
          <text:p/>
        </draw:line>
        <draw:line draw:style-name="gr9" draw:text-style-name="P1" draw:layer="layout" svg:x1="3.4cm" svg:y1="21.799cm" svg:x2="23.699cm" svg:y2="21.799cm">
          <text:p/>
        </draw:line>
        <draw:rect draw:style-name="gr10" draw:text-style-name="P1" draw:layer="layout" svg:width="12.4cm" svg:height="6.3cm" svg:x="24.1cm" svg:y="20.2cm">
          <text:p/>
        </draw:rect>
        <draw:frame draw:style-name="gr15" draw:text-style-name="P4" draw:layer="layout" svg:width="12.3cm" svg:height="5.85cm" svg:x="24.3cm" svg:y="20.45cm">
          <draw:text-box>
            <text:p text:style-name="P4"><text:span text:style-name="T7">Pending status</text:span></text:p>
            <text:p text:style-name="P7"><text:span text:style-name="T8"><text:s text:c="2"/></text:span></text:p>
            <text:p text:style-name="P7"><text:span text:style-name="T9">STORAGE:</text:span><text:span text:style-name="T9"><text:tab/></text:span><text:span text:style-name="T9"><text:tab/></text:span><text:span text:style-name="T9">Upload file has been successfully uploaded and saved</text:span><text:span text:style-name="T8"> </text:span></text:p>
            <text:p text:style-name="P7"><text:span text:style-name="T9">VALIDATED:</text:span><text:span text:style-name="T9"><text:tab/></text:span><text:span text:style-name="T9">Upload file has been successfully validated</text:span><text:span text:style-name="T8"> </text:span></text:p>
            <text:p text:style-name="P7"><text:span text:style-name="T9">QUEUED:</text:span><text:span text:style-name="T9"><text:tab/></text:span><text:span text:style-name="T9"><text:tab/></text:span><text:span text:style-name="T9">Upload has been queued for processing</text:span></text:p>
            <text:p text:style-name="P7"><text:span text:style-name="T9">IMPORTING: </text:span><text:span text:style-name="T9"><text:tab/></text:span><text:span text:style-name="T9">Database import is starting</text:span></text:p>
            <text:p text:style-name="P7"><text:span text:style-name="T9"/></text:p>
            <text:p text:style-name="P4"><text:span text:style-name="T7">Error status</text:span></text:p>
            <text:p text:style-name="P7"><text:span text:style-name="T9"/></text:p>
            <text:p text:style-name="P7"><text:span text:style-name="T9">ERROR: </text:span><text:span text:style-name="T9"><text:tab/></text:span><text:span text:style-name="T9"><text:tab/></text:span><text:span text:style-name="T9">File validation has failed</text:span></text:p>
            <text:p text:style-name="P7"><text:span text:style-name="T9">FAILURE: </text:span><text:span text:style-name="T9"><text:tab/></text:span><text:span text:style-name="T9"><text:tab/></text:span><text:span text:style-name="T9">Database import has failed</text:span></text:p>
            <text:p text:style-name="P7"><text:span text:style-name="T9"/></text:p>
            <text:p text:style-name="P4"><text:span text:style-name="T7">Final status</text:span></text:p>
            <text:p text:style-name="P7"><text:span text:style-name="T9"/></text:p>
            <text:p text:style-name="P7"><text:span text:style-name="T9">DONE: </text:span><text:span text:style-name="T9"><text:tab/></text:span><text:span text:style-name="T9"><text:tab/></text:span><text:span text:style-name="T9"><text:tab/></text:span><text:span text:style-name="T9">Upload is complete</text:span></text:p>
            <text:p text:style-name="P7"><text:span text:style-name="T9">DONEWITHERRORS: </text:span><text:span text:style-name="T9"><text:tab/></text:span><text:span text:style-name="T9">Upload is complete but there were some errors</text:span></text:p>
          </draw:text-box>
        </draw:frame>
        <draw:line draw:style-name="gr12" draw:text-style-name="P1" draw:layer="layout" svg:x1="31.7cm" svg:y1="14.5cm" svg:x2="31.7cm" svg:y2="15.8cm">
          <text:p/>
        </draw:line>
        <draw:frame draw:style-name="gr5" draw:text-style-name="P2" draw:layer="layout" svg:width="4.609cm" svg:height="2.35cm" svg:x="22.291cm" svg:y="15.95cm">
          <draw:text-box>
            <text:p text:style-name="P2"><text:span text:style-name="T2">Get Log File</text:span></text:p>
            <text:p text:style-name="P2"><text:span text:style-name="T1"/></text:p>
          </draw:text-box>
        </draw:frame>
        <draw:frame draw:style-name="gr16" draw:text-style-name="P9" draw:layer="layout" svg:width="7.1cm" svg:height="0.9cm" svg:x="1cm" svg:y="1.3cm">
          <draw:text-box>
            <text:p text:style-name="P8"><text:span text:style-name="T10">Data Mass Update API</text:span></text:p>
          </draw:text-box>
        </draw:frame>
        <draw:line draw:style-name="gr9" draw:text-style-name="P1" draw:layer="layout" svg:x1="1cm" svg:y1="2.3cm" svg:x2="41cm" svg:y2="2.3cm">
          <text:p/>
        </draw:line>
      </draw:page>
      <draw:page draw:name="page2" draw:style-name="dp1" draw:master-page-name="Default">
        <draw:frame draw:style-name="gr16" draw:text-style-name="P9" draw:layer="layout" svg:width="10.701cm" svg:height="0.9cm" svg:x="0.999cm" svg:y="1.3cm">
          <draw:text-box>
            <text:p text:style-name="P10"><text:span text:style-name="T10">Transactional Messaging Trigger API</text:span></text:p>
          </draw:text-box>
        </draw:frame>
        <draw:line draw:style-name="gr9" draw:text-style-name="P1" draw:layer="layout" svg:x1="0.999cm" svg:y1="2.3cm" svg:x2="40.999cm" svg:y2="2.3cm">
          <text:p/>
        </draw:line>
      </draw:page>
      <draw:page draw:name="page3" draw:style-name="dp1" draw:master-page-name="Default">
        <draw:frame draw:style-name="gr16" draw:text-style-name="P9" draw:layer="layout" svg:width="21.602cm" svg:height="0.9cm" svg:x="0.998cm" svg:y="1.3cm">
          <draw:text-box>
            <text:p text:style-name="P11"><text:span text:style-name="T10">Data Individual Update API - Insert a New Member in the Member List</text:span></text:p>
          </draw:text-box>
        </draw:frame>
        <draw:line draw:style-name="gr9" draw:text-style-name="P1" draw:layer="layout" svg:x1="0.998cm" svg:y1="2.3cm" svg:x2="40.998cm" svg:y2="2.3cm">
          <text:p/>
        </draw:line>
        <draw:line draw:style-name="gr4" draw:text-style-name="P1" draw:layer="layout" svg:x1="19.8cm" svg:y1="10.5cm" svg:x2="21.5cm" svg:y2="10.5cm">
          <text:p/>
        </draw:line>
        <draw:rect draw:style-name="gr1" draw:text-style-name="P1" draw:layer="layout" svg:width="5.2cm" svg:height="2.8cm" svg:x="3cm" svg:y="9.2cm">
          <text:p/>
        </draw:rect>
        <draw:frame draw:style-name="gr5" draw:text-style-name="P2" draw:layer="layout" svg:width="4.609cm" svg:height="2.35cm" svg:x="3.291cm" svg:y="9.45cm">
          <draw:text-box>
            <text:p text:style-name="P2"><text:span text:style-name="T2">Open connection</text:span></text:p>
            <text:p text:style-name="P2"><text:span text:style-name="T1"><text:s text:c="3"/></text:span><text:span text:style-name="T1">- username</text:span></text:p>
            <text:p text:style-name="P2"><text:span text:style-name="T1"><text:s text:c="3"/></text:span><text:span text:style-name="T1">- password</text:span></text:p>
            <text:p text:style-name="P2"><text:span text:style-name="T1"><text:s text:c="3"/></text:span><text:span text:style-name="T1">- api key</text:span></text:p>
          </draw:text-box>
        </draw:frame>
        <draw:rect draw:style-name="gr1" draw:text-style-name="P1" draw:layer="layout" svg:width="9.2cm" svg:height="2.8cm" svg:x="10.5cm" svg:y="9.2cm">
          <text:p/>
        </draw:rect>
        <draw:frame draw:style-name="gr6" draw:text-style-name="P3" draw:layer="layout" svg:width="8.8cm" svg:height="1.85cm" svg:x="10.8cm" svg:y="9.8cm">
          <draw:text-box>
            <text:p text:style-name="P3"><text:span text:style-name="T3">Insert Member and Member Values</text:span></text:p>
            <text:p text:style-name="P3"><text:span text:style-name="T4"/></text:p>
          </draw:text-box>
        </draw:frame>
        <draw:rect draw:style-name="gr1" draw:text-style-name="P1" draw:layer="layout" svg:width="5.2cm" svg:height="2.8cm" svg:x="21.6cm" svg:y="9.2cm">
          <text:p/>
        </draw:rect>
        <draw:frame draw:style-name="gr5" draw:text-style-name="P2" draw:layer="layout" svg:width="4.609cm" svg:height="2.35cm" svg:x="21.891cm" svg:y="9.45cm">
          <draw:text-box>
            <text:p text:style-name="P4"><text:span text:style-name="T3">Retrieve the Insert Member Job Status</text:span></text:p>
            <text:p text:style-name="P2"><text:span text:style-name="T1"/></text:p>
          </draw:text-box>
        </draw:frame>
        <draw:rect draw:style-name="gr1" draw:text-style-name="P1" draw:layer="layout" svg:width="5.2cm" svg:height="2.8cm" svg:x="28.8cm" svg:y="9.1cm">
          <text:p/>
        </draw:rect>
        <draw:frame draw:style-name="gr5" draw:text-style-name="P2" draw:layer="layout" svg:width="4.609cm" svg:height="2.35cm" svg:x="29.091cm" svg:y="9.35cm">
          <draw:text-box>
            <text:p text:style-name="P2"><text:span text:style-name="T2">Close connection</text:span></text:p>
            <text:p text:style-name="P2"><text:span text:style-name="T1"/></text:p>
          </draw:text-box>
        </draw:frame>
        <draw:line draw:style-name="gr4" draw:text-style-name="P1" draw:layer="layout" svg:x1="8.199cm" svg:y1="10.65cm" svg:x2="10.5cm" svg:y2="10.65cm">
          <text:p/>
        </draw:line>
        <draw:line draw:style-name="gr4" draw:text-style-name="P1" draw:layer="layout" svg:x1="26.9cm" svg:y1="10.5cm" svg:x2="28.6cm" svg:y2="10.5cm">
          <text:p/>
        </draw:line>
        <draw:frame draw:style-name="gr7" draw:text-style-name="P2" draw:layer="layout" svg:width="1.909cm" svg:height="0.779cm" svg:x="8.5cm" svg:y="9.7cm">
          <draw:text-box>
            <text:p text:style-name="P2"><text:span text:style-name="T2">Token</text:span></text:p>
          </draw:text-box>
        </draw:frame>
        <draw:line draw:style-name="gr8" draw:text-style-name="P1" draw:layer="layout" svg:x1="9.3cm" svg:y1="8.9cm" svg:x2="9.3cm" svg:y2="6cm">
          <text:p/>
        </draw:line>
        <draw:line draw:style-name="gr9" draw:text-style-name="P1" draw:layer="layout" svg:x1="9.3cm" svg:y1="6cm" svg:x2="15.7cm" svg:y2="6cm">
          <text:p/>
        </draw:line>
        <draw:rect draw:style-name="gr1" draw:text-style-name="P1" draw:layer="layout" svg:width="11.2cm" svg:height="2.8cm" svg:x="15.7cm" svg:y="4.8cm">
          <text:p/>
        </draw:rect>
        <draw:frame draw:style-name="gr5" draw:text-style-name="P2" draw:layer="layout" svg:width="10cm" svg:height="2.35cm" svg:x="16cm" svg:y="5.05cm">
          <draw:text-box>
            <text:p text:style-name="P4"><text:span text:style-name="T3">Token will expire</text:span></text:p>
            <text:p text:style-name="P2"><text:span text:style-name="T5"><text:s text:c="3"/></text:span><text:span text:style-name="T5">- </text:span><text:span text:style-name="T4">close connection call is made</text:span></text:p>
            <text:p text:style-name="P2"><text:span text:style-name="T4"><text:s text:c="3"/></text:span><text:span text:style-name="T4">- exceed max num of calls per session</text:span></text:p>
            <text:p text:style-name="P2"><text:span text:style-name="T4"><text:s text:c="3"/></text:span><text:span text:style-name="T4">- session times out ( time length?)</text:span></text:p>
          </draw:text-box>
        </draw:frame>
        <draw:rect draw:style-name="gr10" draw:text-style-name="P1" draw:layer="layout" svg:width="12.6cm" svg:height="1.1cm" svg:x="28cm" svg:y="13.2cm">
          <text:p/>
        </draw:rect>
        <draw:frame draw:style-name="gr11" draw:text-style-name="P4" draw:layer="layout" svg:width="12.6cm" svg:height="0.7cm" svg:x="28.1cm" svg:y="13.4cm">
          <draw:text-box>
            <text:p text:style-name="P4"><text:span text:style-name="T4">GET. <text:s/></text:span><text:span text:style-name="T3">/apibatchmember/services/rest/connect/close/{token}</text:span></text:p>
          </draw:text-box>
        </draw:frame>
        <draw:line draw:style-name="gr12" draw:text-style-name="P1" draw:layer="layout" svg:x1="5.4cm" svg:y1="12cm" svg:x2="5.4cm" svg:y2="13.9cm">
          <text:p/>
        </draw:line>
        <draw:line draw:style-name="gr12" draw:text-style-name="P1" draw:layer="layout" svg:x1="24.2cm" svg:y1="12cm" svg:x2="24.2cm" svg:y2="17.6cm">
          <text:p/>
        </draw:line>
        <draw:line draw:style-name="gr12" draw:text-style-name="P1" draw:layer="layout" svg:x1="14.8cm" svg:y1="12cm" svg:x2="14.8cm" svg:y2="24.6cm">
          <text:p/>
        </draw:line>
        <draw:rect draw:style-name="gr10" draw:text-style-name="P1" draw:layer="layout" svg:width="22.4cm" svg:height="1.2cm" svg:x="1.3cm" svg:y="13.9cm">
          <text:p/>
        </draw:rect>
        <draw:frame draw:style-name="gr17" draw:text-style-name="P6" draw:layer="layout" svg:width="22cm" svg:height="0.791cm" svg:x="1.3cm" svg:y="14.209cm">
          <draw:text-box>
            <text:p text:style-name="P5"><text:span text:style-name="T4">GET. </text:span><text:span text:style-name="T3">/apimember/services/rest/connect/open?login={apiLogin}&amp;password={apiPassword}&amp;key={apiKey}</text:span></text:p>
          </draw:text-box>
        </draw:frame>
        <draw:rect draw:style-name="gr10" draw:text-style-name="P1" draw:layer="layout" svg:width="17cm" svg:height="3.5cm" svg:x="21.6cm" svg:y="17.6cm">
          <text:p/>
        </draw:rect>
        <draw:frame draw:style-name="gr18" draw:text-style-name="P4" draw:layer="layout" svg:width="12.497cm" svg:height="3.25cm" svg:x="21.803cm" svg:y="17.85cm">
          <draw:text-box>
            <text:p text:style-name="P4"><text:span text:style-name="T7">Status</text:span></text:p>
            <text:p text:style-name="P7"><text:span text:style-name="T8"><text:s text:c="2"/></text:span></text:p>
            <text:p text:style-name="P4"><text:span text:style-name="T9">Insert</text:span></text:p>
            <text:p text:style-name="P7"><text:span text:style-name="T8">l</text:span><text:span text:style-name="T9">Processing</text:span></text:p>
            <text:p text:style-name="P7"><text:span text:style-name="T8">l</text:span><text:span text:style-name="T9">Processed</text:span></text:p>
            <text:p text:style-name="P7"><text:span text:style-name="T8">l</text:span><text:span text:style-name="T9">Error</text:span></text:p>
            <text:p text:style-name="P7"><text:span text:style-name="T8">l</text:span><text:span text:style-name="T9">Job_Done_Or_Does_Not_</text:span></text:p>
            <text:p text:style-name="P4"><text:span text:style-name="T9">Exist</text:span></text:p>
          </draw:text-box>
        </draw:frame>
        <draw:line draw:style-name="gr12" draw:text-style-name="P1" draw:layer="layout" svg:x1="31.3cm" svg:y1="11.9cm" svg:x2="31.3cm" svg:y2="13.2cm">
          <text:p/>
        </draw:line>
        <draw:rect draw:style-name="gr10" draw:text-style-name="P1" draw:layer="layout" svg:width="13.5cm" svg:height="9.4cm" svg:x="-11cm" svg:y="26.1cm">
          <text:p/>
        </draw:rect>
        <draw:frame draw:style-name="gr17" draw:text-style-name="P6" draw:layer="layout" svg:width="13.3cm" svg:height="0.791cm" svg:x="-10.9cm" svg:y="26.309cm">
          <draw:text-box>
            <text:p text:style-name="P5"><text:span text:style-name="T6">POST </text:span><text:span text:style-name="T3">/apimember/services/rest/member/insertMember/{token}</text:span></text:p>
          </draw:text-box>
        </draw:frame>
        <draw:frame draw:style-name="gr19" draw:text-style-name="P6" draw:layer="layout" svg:width="13.1cm" svg:height="7.019cm" svg:x="-10.9cm" svg:y="27.6cm">
          <draw:text-box>
            <text:p text:style-name="P6"><text:span text:style-name="T3">BODY:</text:span></text:p>
            <text:p text:style-name="P6"><text:span text:style-name="T3"/></text:p>
            <text:p text:style-name="P6"><text:span text:style-name="T6">&lt;?xml version="1.0" encoding="utf-8"?&gt;</text:span></text:p>
            <text:p text:style-name="P6"><text:span text:style-name="T6">&lt;synchroMember&gt;</text:span></text:p>
            <text:p text:style-name="P6"><text:span text:style-name="T6"><text:tab/></text:span><text:span text:style-name="T6">&lt;dynContent&gt;</text:span></text:p>
            <text:p text:style-name="P6"><text:span text:style-name="T6"><text:s text:c="5"/></text:span><text:span text:style-name="T6"><text:tab/></text:span><text:span text:style-name="T6"><text:tab/></text:span><text:span text:style-name="T6"> 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FIRSTNAME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John&lt;/value&gt;</text:span></text:p>
            <text:p text:style-name="P6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6"><text:span text:style-name="T6"><text:s text:c="6"/></text:span><text:span text:style-name="T6"><text:tab/></text:span><text:span text:style-name="T6"><text:tab/>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LASTNAME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Smith&lt;/value&gt;</text:span></text:p>
            <text:p text:style-name="P12"><text:span text:style-name="T6"><text:tab/></text:span><text:span text:style-name="T6"><text:tab/></text:span><text:span text:style-name="T6">&lt;/entry&gt;</text:span></text:p>
            <text:p text:style-name="P6"><text:span text:style-name="T6"><text:tab/></text:span><text:span text:style-name="T6">&lt;/dynContent&gt;</text:span></text:p>
            <text:p text:style-name="P6"><text:span text:style-name="T6"><text:tab/></text:span><text:span text:style-name="T6">&lt;email&gt;johnsmith@example.com&lt;/email&gt;</text:span></text:p>
            <text:p text:style-name="P5"><text:span text:style-name="T6">&lt;/synchroMember&gt;</text:span></text:p>
          </draw:text-box>
        </draw:frame>
        <draw:line draw:style-name="gr9" draw:text-style-name="P1" draw:layer="layout" svg:x1="-11cm" svg:y1="27.2cm" svg:x2="2.5cm" svg:y2="27.2cm">
          <text:p/>
        </draw:line>
        <draw:rect draw:style-name="gr10" draw:text-style-name="P1" draw:layer="layout" svg:width="14.1cm" svg:height="9.4cm" svg:x="3.4cm" svg:y="26.1cm">
          <text:p/>
        </draw:rect>
        <draw:frame draw:style-name="gr17" draw:text-style-name="P6" draw:layer="layout" svg:width="13.7cm" svg:height="0.791cm" svg:x="3.5cm" svg:y="26.309cm">
          <draw:text-box>
            <text:p text:style-name="P5"><text:span text:style-name="T6">POST </text:span><text:span text:style-name="T3">/apimember/services/rest/member/updateMember/{token}</text:span></text:p>
          </draw:text-box>
        </draw:frame>
        <draw:frame draw:style-name="gr19" draw:text-style-name="P6" draw:layer="layout" svg:width="13.1cm" svg:height="7.019cm" svg:x="3.7cm" svg:y="27.7cm">
          <draw:text-box>
            <text:p text:style-name="P6"><text:span text:style-name="T3">BODY:</text:span></text:p>
            <text:p text:style-name="P6"><text:span text:style-name="T3"/></text:p>
            <text:p text:style-name="P6"><text:span text:style-name="T6">&lt;?xml version="1.0" encoding="utf-8"?&gt;</text:span></text:p>
            <text:p text:style-name="P6"><text:span text:style-name="T6">&lt;synchroMember&gt;</text:span></text:p>
            <text:p text:style-name="P6"><text:span text:style-name="T6"><text:tab/></text:span><text:span text:style-name="T6">&lt;memberUID&gt;{field1}:{value1}&lt;/memberUID&gt;</text:span></text:p>
            <text:p text:style-name="P6"><text:span text:style-name="T6"><text:tab/></text:span><text:span text:style-name="T6">&lt;dynContent&gt;</text:span></text:p>
            <text:p text:style-name="P6"><text:span text:style-name="T6"><text:tab/></text:span><text:span text:style-name="T6"><text:tab/></text:span><text:span text:style-name="T4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EMAIL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johnsmith@example.com&lt;/value&gt;</text:span></text:p>
            <text:p text:style-name="P6"><text:span text:style-name="T6"><text:s text:c="5"/></text:span><text:span text:style-name="T6"><text:tab/></text:span><text:span text:style-name="T6"><text:tab/></text:span><text:span text:style-name="T6"> </text:span><text:span text:style-name="T6">&lt;/entry&gt;</text:span></text:p>
            <text:p text:style-name="P6"><text:span text:style-name="T6"><text:s text:c="5"/></text:span><text:span text:style-name="T6"><text:tab/></text:span><text:span text:style-name="T6"><text:tab/></text:span><text:span text:style-name="T6"> 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FIRSTNAME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Johnny&lt;/value&gt;</text:span></text:p>
            <text:p text:style-name="P5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6"><text:span text:style-name="T6"><text:tab/></text:span><text:span text:style-name="T6">&lt;/dynContent&gt;</text:span></text:p>
            <text:p text:style-name="P5"><text:span text:style-name="T6">&lt;/synchroMember&gt;</text:span></text:p>
          </draw:text-box>
        </draw:frame>
        <draw:line draw:style-name="gr9" draw:text-style-name="P1" draw:layer="layout" svg:x1="3.4cm" svg:y1="27.2cm" svg:x2="17.5cm" svg:y2="27.2cm">
          <text:p/>
        </draw:line>
        <draw:line draw:style-name="gr9" draw:text-style-name="P1" draw:layer="layout" svg:x1="-4.1cm" svg:y1="24.5cm" svg:x2="42.9cm" svg:y2="24.5cm">
          <text:p/>
        </draw:line>
        <draw:line draw:style-name="gr9" draw:text-style-name="P1" draw:layer="layout" svg:x1="-4.1cm" svg:y1="24.5cm" svg:x2="-4.1cm" svg:y2="26.1cm">
          <text:p/>
        </draw:line>
        <draw:rect draw:style-name="gr10" draw:text-style-name="P1" draw:layer="layout" svg:width="15.4cm" svg:height="10.6cm" svg:x="18.3cm" svg:y="26.5cm">
          <text:p/>
        </draw:rect>
        <draw:frame draw:style-name="gr17" draw:text-style-name="P6" draw:layer="layout" svg:width="15.1cm" svg:height="0.791cm" svg:x="18.4cm" svg:y="26.709cm">
          <draw:text-box>
            <text:p text:style-name="P5"><text:span text:style-name="T6">POST </text:span><text:span text:style-name="T3">/apimember/services/rest/member/insertOrUpdateMember/{token}</text:span></text:p>
          </draw:text-box>
        </draw:frame>
        <draw:frame draw:style-name="gr19" draw:text-style-name="P6" draw:layer="layout" svg:width="15.1cm" svg:height="8.711cm" svg:x="18.3cm" svg:y="27.9cm">
          <draw:text-box>
            <text:p text:style-name="P6"><text:span text:style-name="T3">BODY:</text:span></text:p>
            <text:p text:style-name="P6"><text:span text:style-name="T3"/></text:p>
            <text:p text:style-name="P6"><text:span text:style-name="T6">&lt;?xml version="1.0" encoding="utf-8"?&gt;</text:span></text:p>
            <text:p text:style-name="P6"><text:span text:style-name="T6">&lt;synchroMember&gt;</text:span></text:p>
            <text:p text:style-name="P6"><text:span text:style-name="T4"><text:tab/></text:span><text:span text:style-name="T4">&lt;memberUID&gt;{field1}:{value1}|{field2}:{value2}&lt;/memberUID&gt;</text:span></text:p>
            <text:p text:style-name="P6"><text:span text:style-name="T6"><text:tab/></text:span><text:span text:style-name="T4">&lt;dynContent&gt;</text:span></text:p>
            <text:p text:style-name="P6"><text:span text:style-name="T6"><text:s text:c="6"/></text:span><text:span text:style-name="T6"><text:tab/></text:span><text:span text:style-name="T6"><text:tab/></text:span><text:span text:style-name="T6">&lt;entry&gt;</text:span></text:p>
            <text:p text:style-name="P6"><text:span text:style-name="T6"><text:s text:c="7"/></text:span><text:span text:style-name="T6"><text:tab/></text:span><text:span text:style-name="T6"><text:tab/></text:span><text:span text:style-name="T6"><text:tab/></text:span><text:span text:style-name="T6">&lt;key&gt;{fieldNameA}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{fieldValueA}&lt;/value&gt;</text:span></text:p>
            <text:p text:style-name="P6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6"><text:span text:style-name="T6"><text:s text:c="6"/></text:span><text:span text:style-name="T6"><text:tab/></text:span><text:span text:style-name="T6"><text:tab/>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{fieldNameB}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{fieldValueB}&lt;/value&gt;</text:span></text:p>
            <text:p text:style-name="P6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6"><text:span text:style-name="T6"><text:s text:c="6"/></text:span><text:span text:style-name="T6"><text:tab/></text:span><text:span text:style-name="T6"><text:tab/></text:span><text:span text:style-name="T6">&lt;entry&gt;</text:span></text:p>
            <text:p text:style-name="P6"><text:span text:style-name="T6"><text:s text:c="7"/></text:span><text:span text:style-name="T6"><text:tab/></text:span><text:span text:style-name="T6"><text:tab/></text:span><text:span text:style-name="T6"><text:tab/></text:span><text:span text:style-name="T6"> </text:span><text:span text:style-name="T6">&lt;key&gt;{fieldNameC}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{fieldValueC}&lt;/value&gt;</text:span></text:p>
            <text:p text:style-name="P6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5"><text:span text:style-name="T6"><text:s text:c="4"/></text:span><text:span text:style-name="T6"><text:tab/></text:span><text:span text:style-name="T6">&lt;/dynContent&gt;</text:span></text:p>
            <text:p text:style-name="P5"><text:span text:style-name="T6">&lt;/synchroMember&gt;</text:span></text:p>
          </draw:text-box>
        </draw:frame>
        <draw:line draw:style-name="gr9" draw:text-style-name="P1" draw:layer="layout" svg:x1="18.3cm" svg:y1="27.6cm" svg:x2="33.6cm" svg:y2="27.6cm">
          <text:p/>
        </draw:line>
        <draw:rect draw:style-name="gr10" draw:text-style-name="P1" draw:layer="layout" svg:width="13.5cm" svg:height="9.4cm" svg:x="36.5cm" svg:y="26.1cm">
          <text:p/>
        </draw:rect>
        <draw:frame draw:style-name="gr17" draw:text-style-name="P6" draw:layer="layout" svg:width="13.3cm" svg:height="0.791cm" svg:x="36.6cm" svg:y="26.309cm">
          <draw:text-box>
            <text:p text:style-name="P5"><text:span text:style-name="T6">POST </text:span><text:span text:style-name="T3">/apimember/services/rest/member/insertMember/{token}</text:span></text:p>
          </draw:text-box>
        </draw:frame>
        <draw:frame draw:style-name="gr19" draw:text-style-name="P6" draw:layer="layout" svg:width="13.1cm" svg:height="7.019cm" svg:x="36.5cm" svg:y="27.5cm">
          <draw:text-box>
            <text:p text:style-name="P6"><text:span text:style-name="T3">BODY:</text:span></text:p>
            <text:p text:style-name="P6"><text:span text:style-name="T3"/></text:p>
            <text:p text:style-name="P6"><text:span text:style-name="T6">&lt;?xml version="1.0" encoding="utf-8"?&gt;</text:span></text:p>
            <text:p text:style-name="P6"><text:span text:style-name="T6">&lt;synchroMember&gt;</text:span></text:p>
            <text:p text:style-name="P6"><text:span text:style-name="T6"><text:tab/></text:span><text:span text:style-name="T6">&lt;dynContent&gt;</text:span></text:p>
            <text:p text:style-name="P6"><text:span text:style-name="T6"><text:s text:c="5"/></text:span><text:span text:style-name="T6"><text:tab/></text:span><text:span text:style-name="T6"><text:tab/></text:span><text:span text:style-name="T6"> 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FIRSTNAME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John&lt;/value&gt;</text:span></text:p>
            <text:p text:style-name="P6"><text:span text:style-name="T6"><text:s text:c="6"/></text:span><text:span text:style-name="T6"><text:tab/></text:span><text:span text:style-name="T6"><text:tab/></text:span><text:span text:style-name="T6">&lt;/entry&gt;</text:span></text:p>
            <text:p text:style-name="P6"><text:span text:style-name="T6"><text:s text:c="6"/></text:span><text:span text:style-name="T6"><text:tab/></text:span><text:span text:style-name="T6"><text:tab/></text:span><text:span text:style-name="T6">&lt;entr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key&gt;LASTNAME&lt;/key&gt;</text:span></text:p>
            <text:p text:style-name="P6"><text:span text:style-name="T6"><text:s text:c="8"/></text:span><text:span text:style-name="T6"><text:tab/></text:span><text:span text:style-name="T6"><text:tab/></text:span><text:span text:style-name="T6"><text:tab/></text:span><text:span text:style-name="T6">&lt;value&gt;Smith&lt;/value&gt;</text:span></text:p>
            <text:p text:style-name="P12"><text:span text:style-name="T6"><text:tab/></text:span><text:span text:style-name="T6"><text:tab/></text:span><text:span text:style-name="T6">&lt;/entry&gt;</text:span></text:p>
            <text:p text:style-name="P6"><text:span text:style-name="T6"><text:tab/></text:span><text:span text:style-name="T6">&lt;/dynContent&gt;</text:span></text:p>
            <text:p text:style-name="P6"><text:span text:style-name="T6"><text:tab/></text:span><text:span text:style-name="T6">&lt;email&gt;johnsmith@example.com&lt;/email&gt;</text:span></text:p>
            <text:p text:style-name="P5"><text:span text:style-name="T6">&lt;/synchroMember&gt;</text:span></text:p>
          </draw:text-box>
        </draw:frame>
        <draw:line draw:style-name="gr9" draw:text-style-name="P1" draw:layer="layout" svg:x1="36.5cm" svg:y1="27.2cm" svg:x2="50cm" svg:y2="27.2cm">
          <text:p/>
        </draw:line>
        <draw:line draw:style-name="gr9" draw:text-style-name="P1" draw:layer="layout" svg:x1="25.2cm" svg:y1="24.5cm" svg:x2="25.2cm" svg:y2="26.1cm">
          <text:p/>
        </draw:line>
        <draw:line draw:style-name="gr9" draw:text-style-name="P1" draw:layer="layout" svg:x1="42.9cm" svg:y1="24.5cm" svg:x2="42.9cm" svg:y2="26.1cm">
          <text:p/>
        </draw:line>
        <draw:rect draw:style-name="gr20" draw:text-style-name="P13" draw:layer="layout" svg:width="13.5cm" svg:height="1.1cm" svg:x="-11cm" svg:y="25cm">
          <text:p text:style-name="P10"><text:span text:style-name="T11">Insert Member and Member Values</text:span></text:p>
        </draw:rect>
        <draw:line draw:style-name="gr9" draw:text-style-name="P1" draw:layer="layout" svg:x1="10.207cm" svg:y1="24.5cm" svg:x2="10.207cm" svg:y2="26.1cm">
          <text:p/>
        </draw:line>
        <draw:rect draw:style-name="gr20" draw:text-style-name="P13" draw:layer="layout" svg:width="14.1cm" svg:height="1.1cm" svg:x="3.4cm" svg:y="25cm">
          <text:p text:style-name="P10"><text:span text:style-name="T11">Update Fields</text:span></text:p>
        </draw:rect>
        <draw:line draw:style-name="gr9" draw:text-style-name="P1" draw:layer="layout" svg:x1="3.399cm" svg:y1="27.199cm" svg:x2="17.499cm" svg:y2="27.199cm">
          <text:p/>
        </draw:line>
        <draw:rect draw:style-name="gr20" draw:text-style-name="P13" draw:layer="layout" svg:width="15.4cm" svg:height="1.5cm" svg:x="18.3cm" svg:y="25cm">
          <text:p text:style-name="P10"><text:span text:style-name="T11">Insert or Update Fields</text:span></text:p>
          <text:p text:style-name="P10"><text:span text:style-name="T12"><text:s/></text:span><text:span text:style-name="T12">searches a specified column of the Member table for a particular value used to</text:span></text:p>
          <text:p text:style-name="P10"><text:span text:style-name="T12"><text:s/></text:span><text:span text:style-name="T12">identify a member in order to update </text:span></text:p>
        </draw:rect>
        <draw:rect draw:style-name="gr10" draw:text-style-name="P1" draw:layer="layout" svg:width="17cm" svg:height="1.1cm" svg:x="21.6cm" svg:y="16.5cm">
          <text:p/>
        </draw:rect>
        <draw:frame draw:style-name="gr11" draw:text-style-name="P4" draw:layer="layout" svg:width="17.2cm" svg:height="0.7cm" svg:x="21.7cm" svg:y="16.7cm">
          <draw:text-box>
            <text:p text:style-name="P5"><text:span text:style-name="T4">GET. </text:span><text:span text:style-name="T3">/apimember/services/rest/member/getMemberJobStatus/{token}/{synchroId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9:47:11</meta:creation-date>
    <dc:date>2013-05-22T12:55:28</dc:date>
    <meta:editing-duration>PT2H7M3S</meta:editing-duration>
    <meta:editing-cycles>17</meta:editing-cycles>
    <meta:generator>OpenOffice.org/3.4.1$Unix OpenOffice.org_project/341m1$Build-9593</meta:generator>
    <meta:document-statistic meta:object-count="99"/>
  </office:meta>
</office:document-meta>
</file>